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Bjartasti hluturinn á himnum fyrir utan sólina og tunglið. Hvílíkur lúxus að fá að stúdera eitthvað sem maður hefur dýrkað frá barnæsku á launum. Örlítið minni, þyngdarafl um 90% af þyngdarafli jarðarinnar. Það væri hægt að búa þarna ef ekki væri fyrir geigvænlegan hitan, 467 gráður Celcíus að meðaltali, tvöfalt meira en í bakaraofni og nógu heitt til að bræða blý. Svo er þrýstingurinn gífurlegur, 75-100 faldur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En hann var strákur <text:soft-page-break/>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koldíoxíð,</text:span></text:a> brennisteinsdíoxíð og 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text:p>
      <text:p text:style-name="Standard"><text:tab/>'Hvernig hefur konan þín það?' spyr Motoyaki. Jóhannes veit að Motoyaki þekkir til vandamála þeirra, hvað þau eiga lítið sameiginlegt. Motoyaki segir við Likosan, en beinir þó orðunum einnig til Jóhannesar: 'Johannes loves Venus more than wife, wife jealous, not good'. 'Jóhannes væri hins vegar bara afbrýðisamur ef Venus ætti sér fylginött'. Þau koma að hótelinu.</text:p>
      <text:p text:style-name="Standard"/>
      <text:p text:style-name="P1">2</text:p>
      <text:p text:style-name="P1"/>
      <text:p text:style-name="Standard"><text:tab/>'Johannes likes big long telescopes, hahaha' segir Motoyaki við Likosan og talar um sjálfan sig. Jóhannes brosir í annað þegar hann minnist þess þegar Motoyaki reyndi að beinda þriggja metra heimasmíðuðum stjörnusjónauka að glugga breskrar stúlku sem hann var hrifinn af á námsárum þeirra, án árangurs. Motoyaki mundar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stjörnukíkja. Líffræðingar eiga að nota smásjár. Honum verður litið til Likosan, hún er óþægilega <text:soft-page-break/>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text:s/>Jóhannes nennir því ekki núna. You my friend is the only one left of ancient religion.</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hina Stóru þögn, að við höfum ekki orðið vör við neitt líf utan plánetunnar okkar.' 'Mér finnst Fermi-Hart þverstæðan ekki gera ráð fyrir að það tók lífið á jörðinni 3.8 milljarðar ára að þróast frá fornbakteríum í okkar form. Vetrarbrautinn er líklega meira en 10 milljarðar ára. Fyrir meira en 4 milljörðum ára hafa líklega verið annars konar stjörnur, ekki eins líklegar til að skapa lífvænlegar aðstæður. Við erum einfaldlega kannski bara fyrst'. Þú aðhillist náttúrulega þá skemmtilegu skýringu að svarthol séu risavaxnir minnisvarðar um horfnin geimverusamfélög. Þegar þroski menningar þeirra nær ákveðnu marki ná þær þeim tökum á umhverfi sínu að þær geta gert 'tilraunina einu'. Við tilraunina hrynur allt nánasta umhverfi þeirra saman í svarthol. Tími þessarar ákveðnu geimverutegundar er liðinn. 'Já, svona eins og Large Hardon Collider eindahraðallinn hjá CERN í Sviss átti gera fyrir okkur, hahah' segir Motoyaki. 'Nei, ég held frekar fram að við séum í einhverskonar kosmískum dýragarði, í vernduðu umhverfi, ekki leyft að sjá raunveruleikann' heldur hann áfram. Það tæki einungis um 4 milljón ár fyrir þokkalega gáfaða geimverutegund að fylla Vetrarbrautina með Bracewell-Von Neuman könnunarförum (þvermál Vetrarbrautarinnar er talið vera um 100.000 ljósár). Jafnvel þótt gert er ráð fyrir hinum takmarkandi ljóshraða Einsteins sem vinur okkar Le'Fleur er svo á móti. Það hefur verið nægur <text:s/>tími, þ.a. ég held að lífið sé ekki svo sjálfsagt.</text:p>
      <text:p text:style-name="Standard"><text:tab/>Hitinn á Venus hefur gert alla darwíníska þróun bakteríanna mun hraðari. Mysterious dark patches on ultraviolet images of the planet.</text:p>
      <text:p text:style-name="Standard"><text:tab/>Kurtzveil, singularity is near. Eilíft líf, clone, multiple instances. Death by accident. Lifandi sólir. Venus er myndlíking allra stelpnanna sem ekki vildu sofa hjá þér. Og þær voru sko margar.</text:p>
      <text:p text:style-name="Standard"><text:tab/>SETI fann dauft merki frá Venus fyrir tíu árum. Gerð af geimskipum, milligeims dust safnarar.</text:p>
      <text:p text:style-name="Standard"><text:tab/>Eins konar kosmísk viðvörunnarbjalla. Líffræðingar eru sóðar. Helvítis elli kelling, maður er ekki fyrr búinn að gera sig gjaldgengan þegar maður er orðinn of gamall.</text:p>
      <text:p text:style-name="Standard"/>
      <text:p text:style-name="P1">3</text:p>
      <text:p text:style-name="P1"/>
      <text:p text:style-name="P3"><text:tab/>Frá árinu 1961 til 1984 sendu Sovétmenn út 14 könnunarför til Venusar. Verkefnið var kallað 'Venera' sem er rússneska nafnið á Venus. Árið 1967 varð Venera 4 fyrsta geimfarið til að framkvæma mælingar á andrúmslofti annarar plánetu. Frá og með Venera 9 var hönnun geimfaranna breytt. Þau vógu fimm tonn og hluti af farinu ætlaður til að lendingar. Sá hluti var hannaður til að þola mikið högg og mikinn þrýsting og áttu að geta enst í meira en 30 mínútur hinu ólífvænalega/hörkulega yfirborði. Meðal mælitækja voru myndavélar og <text:s/>loft og jarðvegsmælar. Lending á Venus var líklega auðveldari en á Mars útaf þykkum lofthjúp, hægt var að nota nokkurs konar fallhlífar. </text:p>
      <text:p text:style-name="P3"><text:tab/>Venera 9 var fyrsta geimfarið sem náði myndum af yfirborði annarrar plánetu. <text:s/>Birtan á yfirborðinu var svipuð og á Jörðinni við miðbaug á skýjuðum sumardegi. Myndavélarnir í farinu áttu að geta teki 360 gráðu myndir en vandamál með linsuopið kom í veg fyrir það. Óheppni með myndavélarnar átti eftir að vera viðvarandi með Venera könnunarförin. Linsuop opnuðust ekki eða <text:soft-page-break/>beindust ofan í sandinn. Engu að síður tókst að gægjast undir pilsfald Venusar. Heillandi í ófullkomleika sínum. Það er stórkostleg upplifun að sjá nakið yfirborð plánetunar. Ímyndurnaraflið hafði áður fært fólki myndir af yfirborði handan 25 kílómetrra af ógagnsæum lofthjúp. Þakinn frumskógum, mýrum og úthöfum. Í stað kom raunveruleikinn í ljós, sandur og grjót, eyðimörk. Aðstæður þar sem er ekki er nokkur möguleiki fyrir líf eins og við þekkjum það á jörðinni gæti þrifist. </text:p>
      <text:p text:style-name="P3"><text:tab/>Lofthjúpurinn var einskonar skírlífsbelti á stjarnfræðilegum skala.</text:p>
      <text:p text:style-name="P3">US Pioner Venus og magellan probes.</text:p>
      <text:p text:style-name="P3"/>
      <text:p text:style-name="P1">4</text:p>
      <text:p text:style-name="P1"/>
      <text:p text:style-name="P2"><text:tab/><text:span text:style-name="T4">Jóhannes er andvaka á hótelherberginu sínu. Sólahringurinn er öfugur hjá honum. Það er dagur úti. Hann hugsar um Likosan. Hann hugsar um konuna sína, Það er fluga í glugganum sem klifrar upp gluggan aftur og aftur. Á sér enga undankomuleið. Suðið pirrar hann. Jóhannes hugsar að hann geti drepið hana. Hann getur líka látið hana í friði, en þá mun hún líka drepast. Svo getur hann hjálpað henni að komast út. En hvaða máli skiptir það? Flugan hefur ekki vitsmuni til að finna út annarsstaðar. Hún hefur ekki kraft til að opna gluggann. Er mannkynið í sömu stöðu, bara á stærri skala. Fast til enda tímans á jörðinni. Hann hugsar um innilokunarkennd.</text:span></text:p>
      <text:p text:style-name="P3"><text:tab/>Jóhannes hafði frá unga aldri aðhyllst hugmyndir Raymond Kurzweil og fleiri um transhumanisma. Ef við sköpum okkur eilíft líf með tækniframförum erum við þá kannski að flýja mögulegt himnaríki handan lífsins. En ef til himnaríki, þá verður að vera til helvíti. Það verður að vera jafnvægi í kerfinu, einhverskonar ying-yang. Eilíf sæla á móti eilífri pínu. Dauðinn verður að vera til sem lausn. Hið endanlega. Segjum t.d. að ég gæti uploadað vitund La'Fleur á ofurtölvuna mína og ýtt svo á 'Pain' takkann á lyklaborðinu, til eilífðarnóns eða meðan ég tímdi að borga rafmagnsreikninn. Þess vegna held ég að gervigreind í tölvu gæti aldrei fundið til. Það er einfaldlega eitthvað rangt við það. Um leið og þú getur séð' liti, 'fundið' lykt eða 'heyrt' tónlist, þá ertu orðinn dauðlegur. Myndir þú ekki bara ýta á 'Ríða' takkann, La'Fleur, hahaha. Og í stað 'Caps Lock' halda inni 'Hreinar meyjar'.</text:p>
      <text:p text:style-name="P3"><text:tab/>Teleport, myndir þú vilja láta taka þig af lífi ef þú vissir að til væri önnurcopya af þér sem væri activatuð um leið.</text:p>
      <text:p text:style-name="P3"/>
      <text:p text:style-name="P1">5</text:p>
      <text:p text:style-name="P3"/>
      <text:p text:style-name="P3"><text:tab/>Fjarlægðarmælingar í geimnum eru tvennskonar. Annarsvegar svokallað paralax sem tekur hornbreytingu milli mælinga á sömu stjörnu þegar jörðin er sitthvoru megin við sólina og samhengi við fjarlægari hluti í geimnum. Paralax er að mestu notað á nálæg sólkerfi innan Vetrarbrautarinnar. <text:s/>Hins vegar er rauðviksmæling notuð til að meta fjarlægðir fjarlægrar hluta í geimnum eins og annarra stjörnuþoka. </text:p>
      <text:p text:style-name="P3"/>
      <text:p text:style-name="P2"><text:tab/><text:tab/><text:tab/><text:tab/><text:tab/><text:tab/><text:tab/>6</text:p>
      <text:p text:style-name="P3"/>
      <text:p text:style-name="P4"><text:span text:style-name="T4"><text:tab/>Í fimmtíu kílómetra hæð yfir yfirborði Venusar er ástandið ekki svo slæmt. Hitastigið um 70 gráður Celsíus, þrýstingur svipaður og við yfirborð jarðar. Einnig er þar mesti þéttleiki vatnssameinda. Líf í lofthjúp er hefur sólhlíf í brennisteinsefnasamböndum í lofthjúpnum. Venus hefur ekkert segulsvið til að vernda lofthjúpinn frá Sólarvindum. Sólarvindurinn eru hlaðnar agnir á mikilli ferð sem skella á lofthjúpnum og rafgreina vatnssameindir. Vetnis og súrefnisagnirnar streyma svo út frá plánetunni líkt og helíum frá Jörðinni. Einnig hafa vatnssameindir gufað í burtu eins og úr suðukatli. Venus hefur því verið í gegnum milljónir ára að tapa vatni og um leið möguleika sínum að bera líf. Vísbendingar eru um að Venus hafi haft haf í fornöld. Punktar hærri yfir yfirborðinu virðast hafa öðruvísi efnasamsetningu en þeir sem neðar eru. Gæti bent til þess að þeir hafi verið umkringdir hafi og haft eldvirkni. Þyrfti að mæla hvort granít sé. </text:span>Schulze-Makuch og <text:span text:style-name="T4">Louis Irwin fundu út árið 2002 með því </text:span><text:soft-page-break/><text:span text:style-name="T4">að skoða gögn frá Venusleiðöngrum að magn kolmónoxíðs væri óvenjulega lítið miðað við magn geislunar frá Sólu og eldinga í lofthjúpnum. <text:s/>Eins og eitthvað væri að fjarlægja það. Þeir/þau fundu einnig brennisteinsvetni og brennisteinssúlfíð sem hvarfast saman og eru því sjaldan saman. Enn undarlegra er tilvist Carbonyl sulphíð sem myndast helst á lífrænann hátt. Bakteríur sem lifa í skýjum Venusar gætu verið að sameina kolmónoxíð og brennisteinsoxíð og mynda Carbonyl súlfíð, t.d. með útfjólublátt ljós frá Sólunni sem orkugjafa. Lofthjúpur Venusar inniheldur því efni sem benda til tilvistar örvera.</text:span></text:p>
      <text:p text:style-name="P3"><text:tab/>Næst árið 2012 verða Venus og Jörðin í hentugri stöði til að Sólarvindar geti feykt örverum úr lofthjúpi Venusar til Jarðarinnar.</text:p>
      <text:p text:style-name="P3"><text:tab/>'Venus er ólétt, og það eftir Rússana, bölvaðar fyllibytturnar. Og við sem héldum að hún væri óbyrja'. Þetta er þó einhverskonar utanlegsfóstur þar sem bakteríurnar fjölga sér í lofthjúpnum og koma hvergi nálægt yfirborðinu. Við verðum að fá sýni og það strax.' segir Motoyaki æstur.</text:p>
      <text:p text:style-name="P3"><text:tab/>Rannsóknir á bakteríum sem lifðu í heitum hverum hófst á sjótta áratug tuttugustu aldar. Fljótlega komust vísindamenn að því að til voru bakteríur sem gátu lifað við allt að 80 gráður á Celsíus.</text:p>
      <text:p text:style-name="P3"><text:tab/>Matthew Pasek og Kristin Block frá hákólanum í Arizona rannökuðu kristalla sem verða til eftir að eldingar lenda í jarðvegi og sandi. Þeir innihéldu mikið af fosfít (HPO3) og hypofosfít (H2PO2). Eitt gen sem er í mörgum tegundum jarðvegsbaktería (t.d E. Coli) oxar fosfít yfir í fosfat. Genið er að öllum líkindum mjög gamalt á uppruna sinn að rekja til fornbaktería. Þessi efni leysast auðveldar upp í vatni og hafa því verið mikilvægari fyrir fornbakteríur. Þær breyttu síðan mataræði sínu þegar þær gátu unnið fosfatið beint úr steinunum. Um 1 prósent af öllu sem við borðum er fosfat og er nauðsynlegt fyrir okkur. </text:p>
      <text:p text:style-name="P3"><text:tab/>19 Júlí árið 2009 fann áhugastjarnfræðingurinn Frank Melillo bjartan blett á Venus. Geimferðastofnum Evrópu staðfesti uppgötvunina stuttu seinna með Venus Express farinu sem hringsólar Venus. Stofnunin áætlaði að bletturinn væri að minnsta kosti um fjögurra daga gamall þegar hann fannst. Bletturinn virtist stækka og dreifast með vindum. Vísindamenn stóðu ráðþrota gagnvart því hvernig bletturinn gat myndast og ef hann var á yfirborðinu hvernig hann sæist gegnum tugi kílómetra af þykku andrúmslofti. Hugmyndir voru um eldgos á stórum skala, Ekkert hefur þó hingað til bent til að enn sé eldvirkni á Venus. Aðrir möguleikar voru hlaðnar agnir frá sólunni að víxlverka við andrúmsloftið eða veðrabrigði að valda staðbundnum þéttleika í lofthjúpnum. Árekstur loftsteins er svo einn möguleiki enn. Ladder therory</text:p>
      <text:p text:style-name="P3"/>
      <text:p text:style-name="P1">7</text:p>
      <text:p text:style-name="P1"/>
      <text:p text:style-name="P3"><text:tab/>'Likosan býður okkur í partí í líffræðideildinni í Háskólanum', segir Motoyaki brosandi. Hann er eins og krakki í leikfangabúð þegar kvenfólk er í kringum hann. 'Le'Fleur kemur ekki með. Þú segir honum að þú sért að fara á hótelið að lesa pappíra' heldur hann áfram. Jóhannesi líst illa á það, hefur aldrei kunnað við að skilja neinn útundan. 'Hvað ætlarðu að segja við Likosan þegar hún spyr af hverju hann hafi ekki komið' segir Jóhannes samviskusamlega. 'Hann er bara veikur heima eða eitthvað. Ég sagði henni líka að hann væri með kynsjúkdóm, þ.a. ég efast um að hún hafi áhuga á að hann komi. Venereal disease (SDT). Latneska adjective Venus. Hann færi líka að útskýra fyrir öllum stelpunum af hverju hann trúir ekki á kenningar Einsteins. Treystu mér þetta verður skemmtilegra svona.'</text:p>
      <text:p text:style-name="P3"><text:tab/>Motoyaki pantar flottan bíl kemur við á gistiheimili við veginn, hringir eitt símtal og út koma tvær huggulegar japanskar stúlkur. 'Þetta eru frænkur mínar, þær koma með mér, en þú lætur þær í friði, hahaha' segir Motoyaki hlæjandi. 'Þetta virkar víst, ég geri þetta alltaf. Einföld leikjafræði.' 'Þú verður aldrei góður vísindamaður ef þú hugsar bara um kvenfólk' segir Jóhannes ásakandi, 'þú ert ekki lengur sá Motoyaki sem ég þekkti'. Motoyaki breytir skyndilega um ham, verður alvarlegur í bragði. 'Jóhannes, ég er ekki góður vísindamaður og verð aldrei, ég á bara sand af seðlum.' 'Það er ótrúlegt hvað peningarnir ná að blekkja jafnvel góða vísindamenn að ég standi jafnfætis þeim. Ég hef bara góða aðstöðu og gott fólk í kringum mig.' 'Hann heldur áfram: 'Reddaðu þér sjálfur, þær tala flestar ensku'. <text:soft-page-break/>'Fokking kræst' hugsar Jóhannes.</text:p>
      <text:p text:style-name="P3"><text:tab/>Jóhannes stendur í einu horni þakíbúðarinnar. Eins og alltaf þegar hann þekkir fáa í partíum. Likosan sér hann og reynir að aðstoða. 'Má ég kynna þig fyrir vinkonu minni sem er í stjarneðlisfræði, Okinawa'. Fyrir framan hann stendur nördaleg japönsk stelpa. 'Ég las pappírinn þinn um efnasamsetningu lofthjúps Venusar í mismunandi hæð' segir hún og brosir. Jóhannes lítur inn í eldhúsið á Motoyaki, sér að frænkurnar eru að kveðja hann með látum. Þetta er glatað, við erum tveir gamlir hundar í þessum hópi ungra kvenna. Það er eitthvað rangt við þetta, hugsar Jóhannes. Likosan er kominn inn í eldhús. 'Já, já, einnmitt' segir Jóhannes og tekur við sér. 'Ég sérhæfði mig náttúrulega í lofthjúpi Venusar' veit ekki hvað hann á að segja. Jóhannes er of kurteis til að enda samtalið: 'Uhmm, áttu börn? Ég á einn strák' svona þetta hlýtur að duga. 'Nei,' segir hún ringluð, '… systir mín á barn.' Ok þetta er ekki að ganga svona, 'Heyrðu, segðu mér, hvað finnst þér um Motoyaki?' spyr hann þá.</text:p>
      <text:p text:style-name="P3"><text:tab/>'Komdu út á svalir' segir Okinawa. 'Þú getur séð Venus þaðan'. Venus er málmstjarnan, gull en ekki kona, ást hjá okkur. 'Kona forsetans okkar sagði að hún hefði farið til Venusar á þríhyrningslaga fljúgandi furðuhlut' segir Okinawa og kímir.</text:p>
      <text:p text:style-name="P3"><text:tab/>Galíleó sannfærðist líklega endanlega um sólmiðjukenningu Kóperníkusar þegar hann skoðaði stöður Venusar í kíkinum sínum. (Venus hefur stöður líkt og tunglið eftir því hvaða horn hún myndir með jörðunni og Sólinni). Samkvæmt heimsmynd Ptolemeusar gat Venus aldrei fullri stöðu. Við góðar aðstæður getur fólk með góða sjón séð Venus í minnstu stöðu. En við venjulegar aðstæður koma stöðurnar fram hinu nakta auga sem mismundandi birtustig. Prestar í Mesópótamíu til forna gætu hafa áttað sig á þessu því guðinn Ishtar (Venus) hafði horn.</text:p>
      <text:p text:style-name="P3"><text:tab/>Forn geimveru viðvörunnarbjallar klingir þegar stór loftsteinn stefnir á Venus.</text:p>
      <text:p text:style-name="P3"/>
      <text:p text:style-name="P1">8</text:p>
      <text:p text:style-name="P1"/>
      <text:p text:style-name="P3"><text:tab/>'Ég veit þú ert með innilokunnarkennd. En ég fæ innilokunarkennd við tilhugsunina við Einstein. Að við séum föst við ljóshraða, komumst ekki hraðar.' segir Le'Fleur. Jóhannes veit ekki hvernig Le'Fleur hefur tekist að króa hann af, hann vill ekki taka þátt en neyðist. 'En Le'Fleur, mæliniðurstöður sýna ótvírætt framá gildi afstæðiskenningarinnar'. 'Mæliniðurstöður eru mistúlkaðar. Þetta eru svik, heilaþvottur. Skammtafræðin hefur verið verið staðfest með mun nákvæmari hætti og kenningarnar eru ósamrýmanlegar, hvernig er hægt að sætta sig við það'. hrópar Le'Fleur. 'En sérðu ekki fegurðina í niðurstöðunni. Ef ekki væri nema fyrir fegurðina'. Jóhannes er staddur í 20 rúmmetra geimskipi á leið til Venusar með Le'Fleur. 'Ég var valinn útaf sérfræðiþekkingu minni og góðu líkamlegu ástandi. Ég sannfærði þá um að velja þig þrátt fyrir líamlegt ástand'. Afstæðiskenningin er skrímsli, skammtafræðin er fegurðin og Einstein hafnaði henni'. 'Hættu, ég vil komast út, hvernig kemst ég út héðan' hrópar Jóhannes. 'Við erum hálfnaðir með fimm mánaða ferð okkar, þú hefur rúmlega tvo samþykkja sannleikann'. 'Skammtafræðin mun gera yður frjálsan'. 'Þú kemst ekkert í burtu, þökk sé afstæðiskenningarinnar.'</text:p>
      <text:p text:style-name="P3"><text:tab/>Einstein tengdi saman annarsvegar tíma og rúm og hins vegar efni og orku. Það sem hægt er að segja um skammtafræðina ef vitnað er í Richard Feynman er að ef þú þykist skilja skammtafræði, þá skilurðu hana ekki. 'Já, svona eins og konur'. Feynman skildi reyndar konur. Hefur örugglega beitt skammtafræðilegum útleiðsum. Rétt eins og 'quantum entanglement' er náskilt kvenlegu entanglement þínu. gaular Motoyaki. Hvernig er hægt að reiða sig á kenningu sem ekki er hægt að skilja. Skammtafræðin hafur færði okkur tölvurnar. Hvað hefur afstæðiskenningin fært okkur nema kannski kjarnokrusprengjuna.</text:p>
      <text:p text:style-name="P3"><text:tab/>Týna bílnum sínum á stæðunum í stórmarkaðnum. Týna honum í sólkerfinu. Eða mitt á milli vetrarbrautarinnar og virgil stjörnuþokunnar. Ljósið sem kemur þaðan er frá því áður en jörðin varð til. Frá Venus er ljósið einungis nokkurra mínútna gamalt.</text:p>
      <text:p text:style-name="P3"><text:tab/>Jafngildi þyngdarmassa og tregðumassa. Mælingar ekki fundið mun. Kannski er þyngdaraflið tilkomið útaf einskonar snúningi alheimsins í annarri vídd. Þyngdaraflið gæti (en ekki endilega þó) því <text:soft-page-break/>verið missterkt eftir því hvar þú ert staddur í alheiminum. Þyndaraflið hefur áhrif á rauðvik. Því eru fjarlægðar mælingar mögulega ekki réttar. Kvasar sem virðast hafa tengsl við nálægar stjörnuþokur hafa þó mjög ólík rauðvik. Þeir gætu því virst nálægt í þrívíðu rúmi en þú fjarri í fleiri víddum. Breytist ljóshraðinn í þyngdarsviði eða er hann fastur.</text:p>
      <text:p text:style-name="P3"><text:tab/>Jafngildiskenningin á móti Hubble, big bang. Nýtt efni verður stöðugt til á milli stjörnuþoka.</text:p>
      <text:p text:style-name="P3"><text:tab/>Martröð. Munurinn á milli manns og apa er sáralítill, svo lítill að með því að bera saman kjarnsýrubasana er karlkyns maður líkari karlkyns apa en mennskri konu. Ég hef oft haft þá samlíkingu að muninum á manni og apa fælist í hæð og vald okkar á umhverfinu fælist í hæðinni sem við kæmumst uppí. Við værum örlítið hærri an apar. Ef reipi hengi fyrir ofan okkur þá værum við rétt nógu há til að grípa það og klifra upp en apinn, þó líkur okkur næði ekki uppí reipið. Við erum ekki merkileg, tungumálið.</text:p>
      <text:p text:style-name="P3"><text:tab/>Óendanleiki alheimsinns í rúmi og tíma, ekkert er ekki til þess vegna hlýtur að vera 'eitthvað' í stað þessa 'ekkerts'. Immanuel Kant (endanlegur óendanlegur alheimur).</text:p>
      <text:p text:style-name="P3"><text:tab/>Peter Lynd tímapunktur er ekki til. Aðeins tímabil.</text:p>
      <text:p text:style-name="P3"><text:tab/>Fólk hrætt við að fljúga. Lífið of dýrmætt í nútíma samfélagi. Víkingarnir silgdu til ameríku á opnum bátum. Þorðu því. Framför útaf áhættur. Á ekki við núna, vélmenni etc.</text:p>
      <text:p text:style-name="P3"><text:tab/>Vera grafinn lifandi en lifa að eilífu. Fangelsa sálina á þennan hátt. 'Maður gæti ekki einu sinni runkað sér'. Motoyaki. Kannski er ekki hægt að fangelsa sálina. Það er opnað fyrir henni nirvana all knowing ástand.</text:p>
      <text:p text:style-name="P3"><text:tab/>Retrocausality. Rétt eins og tvinntölur voru hugsaðar upp þegar vantaði lausn fyrir sumar annarsstigsjöfnur þá geta menn hugsað sér rafsegulbylgju sem ferðast hraðar en ljósið. Tachyon geisli tvinntölugildi á proper tíma. Í Minkowski rúmi er þessi geisli í raun að fara aftur í tímann. Þú myndir sjá endukastið úr Tachyon vasaljósinu þínu áður en þú kveiktir á því. (Block universe). Einnig færði stærðfræðin okkur tól til að geta skoðað fleiri víddir en við skynjum. Auka víddir strengjafræðinnar.</text:p>
      <text:p text:style-name="P3"><text:tab/>Big-Spin útskýring á þyngdaraflinu.<text:tab/></text:p>
      <text:p text:style-name="P3"><text:tab/>Heilinn skammtatölva. Horizontal gene transfer gegn vertical evolution (Darwin).</text:p>
      <text:p text:style-name="P3"/>
      <text:p text:style-name="P1">9</text:p>
      <text:p text:style-name="P3"><text:tab/></text:p>
      <text:p text:style-name="P3"><text:tab/>Plánetur fyrir utan okkar sólkerfi. Kepler telescope. Habitable z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10-01-26T21:35:25</dc:date>
    <dc:creator>Sigmar Stefansson</dc:creator>
    <meta:editing-duration>PT67H36M36S</meta:editing-duration>
    <meta:editing-cycles>79</meta:editing-cycles>
    <meta:generator>OpenOffice.org/3.1$Unix OpenOffice.org_project/310m19$Build-9420</meta:generator>
    <meta:document-statistic meta:table-count="0" meta:image-count="0" meta:object-count="0" meta:page-count="7" meta:paragraph-count="66" meta:word-count="4345" meta:character-count="27196"/>
  </office:meta>
</office:document-meta>
</file>